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;**********************************************************************</text:p>
      <text:p text:style-name="Normal">; <text:s text:c="68"/>*</text:p>
      <text:p text:style-name="Normal">; <text:s text:c="3"/>FIR Filter - Coursework1 Filter 7 - Extended Solution <text:s text:c="10"/>*</text:p>
      <text:p text:style-name="Normal">; <text:s text:c="3"/>Implements interrupt-driven ADC sampling with GPIO output <text:s text:c="6"/>*</text:p>
      <text:p text:style-name="Normal">; <text:s text:c="3"/>Author: <text:s text:c="57"/>*</text:p>
      <text:p text:style-name="Normal">; <text:s text:c="3"/>Date: <text:s text:c="59"/>*</text:p>
      <text:p text:style-name="Normal">; <text:s text:c="68"/>* </text:p>
      <text:p text:style-name="Normal">;**********************************************************************</text:p>
      <text:p text:style-name="Normal"/>
      <text:p text:style-name="Normal"><text:tab/>list<text:tab/><text:tab/>p=16f877A<text:tab/></text:p>
      <text:p text:style-name="Normal"><text:tab/>#include<text:tab/>&lt;p16f877A.inc&gt;<text:tab/></text:p>
      <text:p text:style-name="Normal"><text:tab/></text:p>
      <text:p text:style-name="Normal"> <text:s text:c="3"/>__CONFIG _CP_OFF &amp; _WDT_OFF &amp; _BODEN_OFF &amp; _PWRTE_ON &amp; _RC_OSC &amp; _WRT_OFF &amp; _LVP_ON &amp; _CPD_OFF</text:p>
      <text:p text:style-name="Normal"/>
      <text:p text:style-name="Normal"> <text:s text:c="3"/></text:p>
      <text:p text:style-name="Normal">;**************************************************************************</text:p>
      <text:p text:style-name="Normal">; MACROS<text:tab/><text:tab/><text:tab/><text:tab/><text:tab/><text:tab/><text:tab/> <text:s text:c="1"/></text:p>
      <text:p text:style-name="Normal">;**************************************************************************</text:p>
      <text:p text:style-name="Normal">;Shift a 16 bit value left (x2)</text:p>
      <text:p text:style-name="Normal">SHIFT_LEFT_16 <text:s text:c="2"/>MACRO <text:s text:c="2"/>lower_byte, upper_byte</text:p>
      <text:p text:style-name="Normal"> <text:s text:c="3"/>bcf<text:tab/>STATUS,C</text:p>
      <text:p text:style-name="Normal"> <text:s text:c="3"/>rlf<text:tab/>lower_byte,f</text:p>
      <text:p text:style-name="Normal"> <text:s text:c="3"/>rlf<text:tab/>upper_byte,f</text:p>
      <text:p text:style-name="Normal"> <text:s text:c="3"/>ENDM</text:p>
      <text:p text:style-name="Normal"> <text:s text:c="3"/></text:p>
      <text:p text:style-name="Normal">;Shift a 16 bit value right (/2)</text:p>
      <text:p text:style-name="Normal">SHIFT_RIGHT_16 <text:s text:c="1"/>MACRO <text:s text:c="2"/>lower_byte, upper_byte</text:p>
      <text:p text:style-name="Normal"> <text:s text:c="3"/>bcf<text:tab/>STATUS,C</text:p>
      <text:p text:style-name="Normal"> <text:s text:c="3"/>rrf<text:tab/>upper_byte,f</text:p>
      <text:p text:style-name="Normal"> <text:s text:c="3"/>rrf<text:tab/>lower_byte,f</text:p>
      <text:p text:style-name="Normal"> <text:s text:c="3"/>ENDM</text:p>
      <text:p text:style-name="Normal"> <text:s text:c="3"/></text:p>
      <text:p text:style-name="Normal">;Add 16 bit temporary values to accumulator</text:p>
      <text:p text:style-name="Normal">ADD_ACCUM <text:s text:c="2"/>MACRO<text:tab/></text:p>
      <text:p text:style-name="Normal"> <text:s text:c="3"/>movf<text:tab/>temp_lower,w</text:p>
      <text:p text:style-name="Normal"> <text:s text:c="3"/>Addwf<text:tab/>accum_lower,f</text:p>
      <text:p text:style-name="Normal"> <text:s text:c="3"/>btfsc<text:tab/>STATUS,C</text:p>
      <text:p text:style-name="Normal"> <text:s text:c="3"/>incf<text:tab/>accum_upper,f</text:p>
      <text:p text:style-name="Normal"> <text:s text:c="3"/>movf<text:tab/>temp_upper,w</text:p>
      <text:p text:style-name="Normal"> <text:s text:c="3"/>Addwf<text:tab/>accum_upper,f</text:p>
      <text:p text:style-name="Normal"> <text:s text:c="3"/>ENDM</text:p>
      <text:p text:style-name="Normal"> <text:s text:c="3"/></text:p>
      <text:p text:style-name="Normal">;Negate a 16-bit signed value</text:p>
      <text:p text:style-name="Normal">TWOS_COMPLEMENT_16 <text:s text:c="1"/>MACRO <text:s text:c="2"/>lower_byte, upper_byte</text:p>
      <text:p text:style-name="Normal"> <text:s text:c="3"/>comf<text:tab/>lower_byte,f</text:p>
      <text:p text:style-name="Normal"> <text:s text:c="3"/>comf<text:tab/>upper_byte,f</text:p>
      <text:p text:style-name="Normal"> <text:s text:c="3"/>movlw<text:tab/>0x01</text:p>
      <text:p text:style-name="Normal"> <text:s text:c="3"/>addwf<text:tab/>lower_byte,f</text:p>
      <text:p text:style-name="Normal"> <text:s text:c="3"/>btfsc<text:tab/>STATUS,C</text:p>
      <text:p text:style-name="Normal"> <text:s text:c="3"/>incf<text:tab/>upper_byte,f</text:p>
      <text:p text:style-name="Normal"> <text:s text:c="3"/>ENDM</text:p>
      <text:p text:style-name="Normal"><text:tab/></text:p>
      <text:p text:style-name="Normal">;Unscaling from Q2 format</text:p>
      <text:p text:style-name="Normal">UNSCALE_Q2 <text:s text:c="1"/>MACRO <text:s text:c="2"/>lower_byte, upper_byte</text:p>
      <text:p text:style-name="Normal"> <text:s text:c="3"/>SHIFT_RIGHT_16<text:tab/>lower_byte, upper_byte</text:p>
      <text:p text:style-name="Normal"> <text:s text:c="3"/>SHIFT_RIGHT_16<text:tab/>lower_byte, upper_byte</text:p>
      <text:p text:style-name="Normal"> <text:s text:c="3"/>ENDM</text:p>
      <text:p text:style-name="Normal"> <text:s text:c="3"/></text:p>
      <text:p text:style-name="Normal">;Clear 16 bit register pair</text:p>
      <text:p text:style-name="Normal">CLEAR_16 MACRO <text:s text:c="1"/>lower_byte, upper_byte</text:p>
      <text:p text:style-name="Normal"> <text:s text:c="3"/>clrf<text:tab/>lower_byte</text:p>
      <text:p text:style-name="Normal"> <text:s text:c="3"/>clrf<text:tab/>upper_byte</text:p>
      <text:p text:style-name="Normal"> <text:s text:c="3"/>ENDM</text:p>
      <text:p text:style-name="Normal"><text:tab/><text:tab/> <text:s text:c="3"/></text:p>
      <text:p text:style-name="Normal"/>
      <text:p text:style-name="Normal">;**************************************************************************</text:p>
      <text:p text:style-name="Normal">; Variable definations<text:tab/><text:tab/><text:tab/><text:tab/><text:tab/><text:tab/><text:tab/> <text:s text:c="1"/></text:p>
      <text:p text:style-name="Normal">;**************************************************************************</text:p>
      <text:p text:style-name="Normal"/>
      <text:p text:style-name="Normal">;Input Sample</text:p>
      <text:p text:style-name="Normal">x_k<text:tab/><text:tab/>EQU<text:tab/>0x20<text:tab/><text:tab/></text:p>
      <text:p text:style-name="Normal">x_k_lower<text:tab/>EQU<text:tab/>0x21</text:p>
      <text:p text:style-name="Normal">x_k_upper<text:tab/>EQU<text:tab/>0x22</text:p>
      <text:p text:style-name="Normal"/>
      <text:p text:style-name="Normal">;Delayed Samples (FIR filter delay line)</text:p>
      <text:p text:style-name="Normal">x_k1_lower<text:tab/>EQU<text:tab/>0x23</text:p>
      <text:p text:style-name="Normal">x_k1_upper<text:tab/>EQU<text:tab/>0x24</text:p>
      <text:p text:style-name="Normal">x_k2_lower<text:tab/>EQU<text:tab/>0x25</text:p>
      <text:p text:style-name="Normal">x_k2_upper<text:tab/>EQU<text:tab/>0x26</text:p>
      <text:p text:style-name="Normal">x_k3_lower<text:tab/>EQU<text:tab/>0x27</text:p>
      <text:p text:style-name="Normal">x_k3_upper<text:tab/>EQU<text:tab/>0x28</text:p>
      <text:p text:style-name="Normal">x_k4_lower<text:tab/>EQU<text:tab/>0x29</text:p>
      <text:p text:style-name="Normal">x_k4_upper<text:tab/>EQU<text:tab/>0x2A</text:p>
      <text:p text:style-name="Normal">x_k5_lower<text:tab/>EQU<text:tab/>0x2B</text:p>
      <text:p text:style-name="Normal">x_k5_upper<text:tab/>EQU<text:tab/>0x2C</text:p>
      <text:p text:style-name="Normal">x_k6_lower<text:tab/>EQU<text:tab/>0x2D</text:p>
      <text:p text:style-name="Normal">x_k6_upper<text:tab/>EQU<text:tab/>0x2E</text:p>
      <text:p text:style-name="Normal">x_k7_lower<text:tab/>EQU<text:tab/>0x2F</text:p>
      <text:p text:style-name="Normal">x_k7_upper<text:tab/>EQU<text:tab/>0x30</text:p>
      <text:p text:style-name="Normal"><text:tab/></text:p>
      <text:p text:style-name="Normal">;Temporary Working Registers</text:p>
      <text:p text:style-name="Normal">temp_lower<text:tab/>EQU<text:tab/>0x31</text:p>
      <text:p text:style-name="Normal">temp_upper<text:tab/>EQU<text:tab/>0x32</text:p>
      <text:p text:style-name="Normal">temp2_lower<text:tab/>EQU<text:tab/>0x33</text:p>
      <text:p text:style-name="Normal">temp2_upper<text:tab/>EQU<text:tab/>0x34</text:p>
      <text:p text:style-name="Normal"/>
      <text:p text:style-name="Normal">;Accumulator</text:p>
      <text:p text:style-name="Normal">accum_lower<text:tab/>EQU<text:tab/>0x35</text:p>
      <text:p text:style-name="Normal">accum_upper<text:tab/>EQU<text:tab/>0x36<text:tab/><text:tab/></text:p>
      <text:p text:style-name="Normal"><text:tab/></text:p>
      <text:p text:style-name="Normal">;Output</text:p>
      <text:p text:style-name="Normal">y_k<text:tab/><text:tab/>EQU<text:tab/>0x37</text:p>
      <text:p text:style-name="Normal"/>
      <text:p text:style-name="Normal">sample_flag<text:tab/>EQU<text:tab/>0x38 ;flag to indicate new ADC sample is ready</text:p>
      <text:p text:style-name="Normal"><text:tab/></text:p>
      <text:p text:style-name="Normal">;Context Saving Variables for ISR</text:p>
      <text:p text:style-name="Normal">w_temp<text:tab/><text:tab/>EQU<text:tab/>0x7D<text:tab/>; variable used for context saving</text:p>
      <text:p text:style-name="Normal">status_temp<text:tab/>EQU<text:tab/>0x7E<text:tab/>; variable used for context saving</text:p>
      <text:p text:style-name="Normal">pclath_temp<text:tab/>EQU<text:tab/>0x7F<text:tab/>; variable used for context saving</text:p>
      <text:p text:style-name="Normal"/>
      <text:p text:style-name="Normal">;****************************************************************************</text:p>
      <text:p text:style-name="Normal"><text:tab/>ORG <text:s text:c="4"/>0x000<text:tab/><text:tab/><text:tab/>; processor reset vector</text:p>
      <text:p text:style-name="Normal"><text:tab/>nop<text:tab/><text:tab/><text:tab/><text:tab/>; nop required for icd</text:p>
      <text:p text:style-name="Normal">  <text:tab/>goto <text:s text:c="3"/>main<text:tab/><text:tab/><text:tab/>; go to beginning of program</text:p>
      <text:p text:style-name="Normal"/>
      <text:p text:style-name="Normal"/>
      <text:p text:style-name="Normal"><text:tab/>ORG <text:s text:c="4"/>0x004<text:tab/><text:tab/><text:tab/>; Interrupt vector <text:s text:c="1"/>location</text:p>
      <text:p text:style-name="Normal"/>
      <text:p text:style-name="Normal"><text:tab/>; Save context</text:p>
      <text:p text:style-name="Normal"><text:tab/>movwf <text:s text:c="2"/>w_temp<text:tab/><text:tab/><text:tab/>; save off current W register contents</text:p>
      <text:p text:style-name="Normal"><text:tab/>movf<text:tab/>STATUS,w<text:tab/><text:tab/>; move status register into W register</text:p>
      <text:p text:style-name="Normal"><text:tab/>movwf<text:tab/>status_temp<text:tab/><text:tab/>; save off contents of STATUS register</text:p>
      <text:p text:style-name="Normal"><text:tab/>movf<text:tab/>PCLATH,w<text:tab/><text:tab/>; move pclath register into w register</text:p>
      <text:p text:style-name="Normal"><text:tab/>movwf<text:tab/>pclath_temp<text:tab/><text:tab/>; save off contents of PCLATH register</text:p>
      <text:p text:style-name="Normal"/>
      <text:p text:style-name="Normal">; Interrupt Service Routine Triggered by Timer0 overflow at 2kHz</text:p>
      <text:p text:style-name="Normal">; Acquires ADC sample and sets flag for main loop processing</text:p>
      <text:p text:style-name="Normal"/>
      <text:p text:style-name="Normal"><text:tab/>; Read 8-bit ADC result from ADRESH (Bank 1)</text:p>
      <text:p text:style-name="Normal"><text:tab/>bsf <text:s text:c="4"/>STATUS, RP0</text:p>
      <text:p text:style-name="Normal"><text:tab/>movf <text:s text:c="3"/>ADRESH, w</text:p>
      <text:p text:style-name="Normal"><text:tab/>bcf <text:s text:c="4"/>STATUS, RP0</text:p>
      <text:p text:style-name="Normal"><text:tab/>movwf <text:s text:c="2"/>x_k<text:tab/><text:tab/><text:tab/>; Store ADC sample </text:p>
      <text:p text:style-name="Normal"/>
      <text:p text:style-name="Normal"><text:tab/>bsf <text:s text:c="4"/>sample_flag, 0 ; Set flag to start main loop nwhen a sample is recieved </text:p>
      <text:p text:style-name="Normal"/>
      <text:p text:style-name="Normal"><text:tab/></text:p>
      <text:p text:style-name="Normal"><text:tab/>bsf <text:s text:c="4"/>ADCON0, GO ; Start next ADC conversion</text:p>
      <text:p text:style-name="Normal"/>
      <text:p text:style-name="Normal"><text:tab/></text:p>
      <text:p text:style-name="Normal"><text:tab/>movlw <text:s text:c="2"/>.6<text:tab/>; Reload Timer0 for consistent 2kHz sampling rate</text:p>
      <text:p text:style-name="Normal"><text:tab/>movwf <text:s text:c="2"/>TMR0</text:p>
      <text:p text:style-name="Normal"/>
      <text:p text:style-name="Normal"><text:tab/>bcf <text:s text:c="4"/>INTCON, T0IF ;Clear Timer0 interrupt flag</text:p>
      <text:p text:style-name="Normal"/>
      <text:p text:style-name="Normal"><text:tab/>; Restore context</text:p>
      <text:p text:style-name="Normal"><text:tab/>movf<text:tab/>pclath_temp,w</text:p>
      <text:p text:style-name="Normal"><text:tab/>movwf<text:tab/>PCLATH</text:p>
      <text:p text:style-name="Normal"><text:tab/>movf <text:s text:c="3"/>status_temp,w</text:p>
      <text:p text:style-name="Normal"><text:tab/>movwf<text:tab/>STATUS</text:p>
      <text:p text:style-name="Normal"><text:tab/>swapf <text:s text:c="2"/>w_temp,f</text:p>
      <text:p text:style-name="Normal"><text:tab/>swapf <text:s text:c="2"/>w_temp,w</text:p>
      <text:p text:style-name="Normal"><text:tab/>retfie</text:p>
      <text:p text:style-name="Normal">;****************************************************************************</text:p>
      <text:p text:style-name="Normal"/>
      <text:p text:style-name="Normal">main</text:p>
      <text:p text:style-name="Normal"><text:tab/>; Configure PORTB as output for filter result</text:p>
      <text:p text:style-name="Normal"><text:tab/>bsf <text:s text:c="4"/>STATUS, RP0<text:tab/><text:tab/>;Switch to Bank 1</text:p>
      <text:p text:style-name="Normal"><text:tab/>clrf <text:s text:c="3"/>TRISB<text:tab/><text:tab/><text:tab/>;All PORTB pins as outputs</text:p>
      <text:p text:style-name="Normal"><text:tab/>bcf <text:s text:c="4"/>STATUS, RP0<text:tab/><text:tab/>;Back to Bank 0</text:p>
      <text:p text:style-name="Normal"><text:tab/>clrf <text:s text:c="3"/>PORTB<text:tab/><text:tab/><text:tab/>;Clear PORTB</text:p>
      <text:p text:style-name="Normal"><text:tab/></text:p>
      <text:p text:style-name="Normal"><text:tab/>; Configure ADC: AN0 as analog input, right-justified result</text:p>
      <text:p text:style-name="Normal"><text:tab/>bsf <text:s text:c="4"/>STATUS, RP0</text:p>
      <text:p text:style-name="Normal"><text:tab/>movlw <text:s text:c="2"/>b'10001110'<text:tab/><text:tab/>; Right justified, AN0 analog</text:p>
      <text:p text:style-name="Normal"><text:tab/>movwf <text:s text:c="2"/>ADCON1</text:p>
      <text:p text:style-name="Normal"><text:tab/>bcf <text:s text:c="4"/>STATUS, RP0</text:p>
      <text:p text:style-name="Normal"><text:tab/></text:p>
      <text:p text:style-name="Normal"><text:tab/>movlw <text:s text:c="2"/>b'01000001'<text:tab/><text:tab/>; Fosc/8 clock speed with AN0 selected and ADC enabled</text:p>
      <text:p text:style-name="Normal"><text:tab/>movwf <text:s text:c="2"/>ADCON0</text:p>
      <text:p text:style-name="Normal"><text:tab/></text:p>
      <text:p text:style-name="Normal">; Configure Timer0 for 2kHz interrupt rate</text:p>
      <text:p text:style-name="Normal"><text:tab/>bsf <text:s text:c="4"/>STATUS, RP0</text:p>
      <text:p text:style-name="Normal"><text:tab/>movlw <text:s text:c="2"/>b'00000000'<text:tab/><text:tab/>; Internal clock, prescaler 1:2 = 2kHz</text:p>
      <text:p text:style-name="Normal"><text:tab/>movwf <text:s text:c="2"/>OPTION_REG</text:p>
      <text:p text:style-name="Normal"><text:tab/>bcf <text:s text:c="4"/>STATUS, RP0</text:p>
      <text:p text:style-name="Normal"><text:tab/></text:p>
      <text:p text:style-name="Normal"><text:tab/>movlw <text:s text:c="2"/>.6<text:tab/><text:tab/><text:tab/><text:tab/>; Preload value for 2kHz</text:p>
      <text:p text:style-name="Normal"><text:tab/>movwf <text:s text:c="2"/>TMR0</text:p>
      <text:p text:style-name="Normal"><text:tab/>bsf <text:s text:c="4"/>INTCON, T0IE<text:tab/><text:tab/>; Enable Timer0 interrupt</text:p>
      <text:p text:style-name="Normal"><text:tab/>bsf <text:s text:c="4"/>INTCON, GIE<text:tab/><text:tab/>; Enable global interrupts</text:p>
      <text:p text:style-name="Normal"><text:tab/></text:p>
      <text:p text:style-name="Normal"><text:tab/></text:p>
      <text:p text:style-name="Normal"><text:tab/>bsf <text:s text:c="4"/>ADCON0, GO ; Start first ADC conversion</text:p>
      <text:p text:style-name="Normal"><text:tab/></text:p>
      <text:p text:style-name="Normal"><text:tab/>; Initialize all filter registers to zero</text:p>
      <text:p text:style-name="Normal"><text:tab/>clrf<text:tab/>x_k</text:p>
      <text:p text:style-name="Normal"><text:tab/>CLEAR_16 <text:s text:c="3"/>x_k_lower, x_k_upper</text:p>
      <text:p text:style-name="Normal"><text:tab/>CLEAR_16 <text:s text:c="3"/>x_k1_lower, x_k1_upper</text:p>
      <text:p text:style-name="Normal"><text:tab/>CLEAR_16 <text:s text:c="3"/>x_k2_lower, x_k2_upper</text:p>
      <text:p text:style-name="Normal"><text:tab/>CLEAR_16 <text:s text:c="3"/>x_k3_lower, x_k3_upper</text:p>
      <text:p text:style-name="Normal"><text:tab/>CLEAR_16 <text:s text:c="3"/>x_k4_lower, x_k4_upper</text:p>
      <text:p text:style-name="Normal"><text:tab/>CLEAR_16 <text:s text:c="3"/>x_k5_lower, x_k5_upper</text:p>
      <text:p text:style-name="Normal"><text:tab/>CLEAR_16 <text:s text:c="3"/>x_k6_lower, x_k6_upper</text:p>
      <text:p text:style-name="Normal"><text:tab/>CLEAR_16 <text:s text:c="3"/>x_k7_lower, x_k7_upper</text:p>
      <text:p text:style-name="Normal"><text:tab/>CLEAR_16 <text:s text:c="3"/>accum_lower, accum_upper</text:p>
      <text:p text:style-name="Normal"><text:tab/>clrf<text:tab/>y_k</text:p>
      <text:p text:style-name="Normal"><text:tab/>clrf<text:tab/>sample_flag</text:p>
      <text:p text:style-name="Normal"><text:tab/></text:p>
      <text:p text:style-name="Normal">Sample_loop<text:tab/></text:p>
      <text:p text:style-name="Normal"/>
      <text:p text:style-name="Normal"><text:tab/>btfss<text:tab/>sample_flag, 0 ; Wait for new ADC sample from ISR</text:p>
      <text:p text:style-name="Normal"><text:tab/>goto<text:tab/>Sample_loop</text:p>
      <text:p text:style-name="Normal"><text:tab/></text:p>
      <text:p text:style-name="Normal"><text:tab/>bcf<text:tab/>sample_flag, 0 ; when flag is set upon completion of a interrupt </text:p>
      <text:p text:style-name="Normal"><text:tab/></text:p>
      <text:p text:style-name="Normal"><text:tab/>;Process Input</text:p>
      <text:p text:style-name="Normal"><text:tab/>call<text:tab/>PROCESS_INPUT</text:p>
      <text:p text:style-name="Normal"><text:tab/>call<text:tab/>SCALE_INPUT</text:p>
      <text:p text:style-name="Normal"><text:tab/></text:p>
      <text:p text:style-name="Normal"><text:tab/>CLEAR_16 <text:s text:c="3"/>accum_lower, accum_upper ; Clear Accumulator</text:p>
      <text:p text:style-name="Normal"><text:tab/></text:p>
      <text:p text:style-name="Normal"><text:tab/>; Run all the MAC operations</text:p>
      <text:p text:style-name="Normal"><text:tab/>call<text:tab/>TAP_1<text:tab/><text:tab/><text:tab/></text:p>
      <text:p text:style-name="Normal"><text:tab/>call<text:tab/>TAP_2<text:tab/><text:tab/><text:tab/></text:p>
      <text:p text:style-name="Normal"><text:tab/>call<text:tab/>TAP_3<text:tab/><text:tab/><text:tab/></text:p>
      <text:p text:style-name="Normal"><text:tab/>call<text:tab/>TAP_4<text:tab/><text:tab/><text:tab/></text:p>
      <text:p text:style-name="Normal"><text:tab/>call<text:tab/>TAP_5<text:tab/><text:tab/><text:tab/></text:p>
      <text:p text:style-name="Normal"><text:tab/>call<text:tab/>TAP_6<text:tab/><text:tab/><text:tab/></text:p>
      <text:p text:style-name="Normal"><text:tab/>call<text:tab/>TAP_7<text:tab/><text:tab/></text:p>
      <text:p text:style-name="Normal"><text:tab/></text:p>
      <text:p text:style-name="Normal"><text:tab/>; Unscale result</text:p>
      <text:p text:style-name="Normal"><text:tab/>UNSCALE_Q2 <text:s text:c="1"/>accum_lower, accum_upper</text:p>
      <text:p text:style-name="Normal"><text:tab/></text:p>
      <text:p text:style-name="Normal"><text:tab/>; Store result into y_k</text:p>
      <text:p text:style-name="Normal"><text:tab/>movf<text:tab/>accum_lower,w</text:p>
      <text:p text:style-name="Normal"><text:tab/>movwf<text:tab/>y_k</text:p>
      <text:p text:style-name="Normal"><text:tab/></text:p>
      <text:p text:style-name="Normal"><text:tab/>; Output result to PORTB</text:p>
      <text:p text:style-name="Normal"><text:tab/>movf<text:tab/>y_k,w</text:p>
      <text:p text:style-name="Normal"><text:tab/>movwf<text:tab/>PORTB</text:p>
      <text:p text:style-name="Normal"><text:tab/></text:p>
      <text:p text:style-name="Normal"><text:tab/>; Update delay line</text:p>
      <text:p text:style-name="Normal"><text:tab/>call<text:tab/>UPDATE_DELAY_LINE</text:p>
      <text:p text:style-name="Normal"><text:tab/><text:tab/></text:p>
      <text:p text:style-name="Normal"><text:tab/>goto<text:tab/>Sample_loop<text:tab/><text:tab/>; Wait for next sample</text:p>
      <text:p text:style-name="Normal"/>
      <text:p text:style-name="Normal">;**************************************************************************</text:p>
      <text:p text:style-name="Normal">; Subroutines<text:tab/><text:tab/><text:tab/><text:tab/><text:tab/><text:tab/><text:tab/><text:tab/> <text:s text:c="1"/></text:p>
      <text:p text:style-name="Normal">;**************************************************************************</text:p>
      <text:p text:style-name="Normal"/>
      <text:p text:style-name="Normal">;Processing input - Sign extension and Scaling</text:p>
      <text:p text:style-name="Normal">PROCESS_INPUT</text:p>
      <text:p text:style-name="Normal"><text:tab/>movf<text:tab/>x_k,0<text:tab/><text:tab/><text:tab/>;Loading the 8 bit value to W register</text:p>
      <text:p text:style-name="Normal"><text:tab/>movwf<text:tab/>x_k_lower<text:tab/><text:tab/>;Store into lower byte of 16 bit value</text:p>
      <text:p text:style-name="Normal"><text:tab/></text:p>
      <text:p text:style-name="Normal"><text:tab/>btfsc<text:tab/>x_k_lower,7<text:tab/><text:tab/>;Check MSB (bit 7) - skip if bit 7 is 0</text:p>
      <text:p text:style-name="Normal"><text:tab/>goto<text:tab/>NEGATIVE_INPUT<text:tab/><text:tab/>;Bit 7 is 1</text:p>
      <text:p text:style-name="Normal"><text:tab/>goto<text:tab/>POSITIVE_INPUT<text:tab/><text:tab/>;Bit 7 is 0</text:p>
      <text:p text:style-name="Normal">NEGATIVE_INPUT</text:p>
      <text:p text:style-name="Normal"><text:tab/>movlw<text:tab/>0xFF<text:tab/><text:tab/><text:tab/>; ;Load 0xFF</text:p>
      <text:p text:style-name="Normal"><text:tab/>movwf<text:tab/>x_k_upper<text:tab/><text:tab/>;Upper byte for negative numbers set as 0XFF</text:p>
      <text:p text:style-name="Normal"><text:tab/>return</text:p>
      <text:p text:style-name="Normal">POSITIVE_INPUT</text:p>
      <text:p text:style-name="Normal"><text:tab/>clrf<text:tab/>x_k_upper<text:tab/><text:tab/>;Clear Upper byte for positive numbers</text:p>
      <text:p text:style-name="Normal"><text:tab/>return</text:p>
      <text:p text:style-name="Normal"/>
      <text:p text:style-name="Normal">;Scaled from Q0 to Q2 (x4) - two fractional bits</text:p>
      <text:p text:style-name="Normal">SCALE_INPUT</text:p>
      <text:p text:style-name="Normal"><text:tab/>SHIFT_LEFT_16 <text:s text:c="1"/>x_k_lower, x_k_upper<text:tab/>; x2</text:p>
      <text:p text:style-name="Normal"><text:tab/>SHIFT_LEFT_16 <text:s text:c="1"/>x_k_lower, x_k_upper<text:tab/>; x2 again = x4</text:p>
      <text:p text:style-name="Normal"><text:tab/>return</text:p>
      <text:p text:style-name="Normal"/>
      <text:p text:style-name="Normal">;Arithmic Overflow check</text:p>
      <text:p text:style-name="Normal">OVERFLOW</text:p>
      <text:p text:style-name="Normal"><text:tab/>BTFSS<text:tab/>accum_upper,7<text:tab/><text:tab/><text:tab/>;Test bit 7</text:p>
      <text:p text:style-name="Normal"><text:tab/>goto<text:tab/>POSITIVE<text:tab/><text:tab/><text:tab/>;If clear the value is positive</text:p>
      <text:p text:style-name="Normal">NEGATIVE</text:p>
      <text:p text:style-name="Normal"><text:tab/>BTFSS<text:tab/>accum_upper,6<text:tab/><text:tab/><text:tab/>;Test bit 6</text:p>
      <text:p text:style-name="Normal"><text:tab/>goto<text:tab/>NEG_OVERFLOW_SAT<text:tab/><text:tab/>;If clear negative overflow ocurred</text:p>
      <text:p text:style-name="Normal"><text:tab/>return</text:p>
      <text:p text:style-name="Normal">POSITIVE</text:p>
      <text:p text:style-name="Normal"><text:tab/>BTFSC<text:tab/>accum_upper,6<text:tab/><text:tab/><text:tab/>;Test bit 6</text:p>
      <text:p text:style-name="Normal"><text:tab/>goto<text:tab/>POS_OVERFLOW_SAT<text:tab/><text:tab/>;If set positive overflow ocurred</text:p>
      <text:p text:style-name="Normal"><text:tab/>return</text:p>
      <text:p text:style-name="Normal">NEG_OVERFLOW_SAT</text:p>
      <text:p text:style-name="Normal"><text:tab/>movlw<text:tab/>0X80<text:tab/><text:tab/><text:tab/><text:tab/>;Upper byte -32768 : (1000 0000)</text:p>
      <text:p text:style-name="Normal"><text:tab/>movwf<text:tab/>accum_upper</text:p>
      <text:p text:style-name="Normal"><text:tab/>movlw<text:tab/>0x00<text:tab/><text:tab/><text:tab/><text:tab/>;Lower byte -32768 : (0000 0000)</text:p>
      <text:p text:style-name="Normal"><text:tab/>movwf<text:tab/>accum_lower</text:p>
      <text:p text:style-name="Normal"><text:tab/>return</text:p>
      <text:p text:style-name="Normal">POS_OVERFLOW_SAT</text:p>
      <text:p text:style-name="Normal"><text:tab/>movlw<text:tab/>0x7F<text:tab/><text:tab/><text:tab/><text:tab/>;Upper byte +32767 : (0111 1111)</text:p>
      <text:p text:style-name="Normal"><text:tab/>movwf<text:tab/>accum_upper</text:p>
      <text:p text:style-name="Normal"><text:tab/>movlw<text:tab/>0xFF<text:tab/><text:tab/><text:tab/><text:tab/>;Lower byte +32767 : (1111 1111)</text:p>
      <text:p text:style-name="Normal"><text:tab/>movwf<text:tab/>accum_lower</text:p>
      <text:p text:style-name="Normal"><text:tab/>return</text:p>
      <text:p text:style-name="Normal"/>
      <text:p text:style-name="Normal">;Shifting each sample down the delay line</text:p>
      <text:p text:style-name="Normal">UPDATE_DELAY_LINE </text:p>
      <text:p text:style-name="Normal"><text:tab/>movf<text:tab/>x_k6_lower,w</text:p>
      <text:p text:style-name="Normal"><text:tab/>movwf<text:tab/>x_k7_lower</text:p>
      <text:p text:style-name="Normal"><text:tab/>movf<text:tab/>x_k6_upper,w</text:p>
      <text:p text:style-name="Normal"><text:tab/>movwf<text:tab/>x_k7_upper</text:p>
      <text:p text:style-name="Normal"> </text:p>
      <text:p text:style-name="Normal"><text:tab/>movf<text:tab/>x_k5_lower,w</text:p>
      <text:p text:style-name="Normal"><text:tab/>movwf<text:tab/>x_k6_lower</text:p>
      <text:p text:style-name="Normal"><text:tab/>movf<text:tab/>x_k5_upper,w</text:p>
      <text:p text:style-name="Normal"><text:tab/>movwf<text:tab/>x_k6_upper</text:p>
      <text:p text:style-name="Normal"> <text:s text:c="3"/></text:p>
      <text:p text:style-name="Normal"><text:tab/>movf<text:tab/>x_k4_lower,w</text:p>
      <text:p text:style-name="Normal"><text:tab/>movwf<text:tab/>x_k5_lower</text:p>
      <text:p text:style-name="Normal"><text:tab/>movf<text:tab/>x_k4_upper,w</text:p>
      <text:p text:style-name="Normal"><text:tab/>movwf<text:tab/>x_k5_upper</text:p>
      <text:p text:style-name="Normal"><text:tab/></text:p>
      <text:p text:style-name="Normal"><text:tab/>movf<text:tab/>x_k3_lower,w</text:p>
      <text:p text:style-name="Normal"><text:tab/>movwf<text:tab/>x_k4_lower</text:p>
      <text:p text:style-name="Normal"><text:tab/>movf<text:tab/>x_k3_upper,w</text:p>
      <text:p text:style-name="Normal"><text:tab/>movwf<text:tab/>x_k4_upper</text:p>
      <text:p text:style-name="Normal"><text:tab/></text:p>
      <text:p text:style-name="Normal"><text:tab/>movf<text:tab/>x_k2_lower,w</text:p>
      <text:p text:style-name="Normal"><text:tab/>movwf<text:tab/>x_k3_lower</text:p>
      <text:p text:style-name="Normal"><text:tab/>movf<text:tab/>x_k2_upper,w</text:p>
      <text:p text:style-name="Normal"><text:tab/>movwf<text:tab/>x_k3_upper</text:p>
      <text:p text:style-name="Normal"><text:tab/></text:p>
      <text:p text:style-name="Normal"><text:tab/>movf<text:tab/>x_k1_lower,w</text:p>
      <text:p text:style-name="Normal"><text:tab/>movwf<text:tab/>x_k2_lower</text:p>
      <text:p text:style-name="Normal"><text:tab/>movf<text:tab/>x_k1_upper,w</text:p>
      <text:p text:style-name="Normal"><text:tab/>movwf<text:tab/>x_k2_upper</text:p>
      <text:p text:style-name="Normal"><text:tab/></text:p>
      <text:p text:style-name="Normal"><text:tab/>movf<text:tab/>x_k_lower,w</text:p>
      <text:p text:style-name="Normal"><text:tab/>movwf<text:tab/>x_k1_lower</text:p>
      <text:p text:style-name="Normal"><text:tab/>movf<text:tab/>x_k_upper,w</text:p>
      <text:p text:style-name="Normal"><text:tab/>movwf<text:tab/>x_k1_upper</text:p>
      <text:p text:style-name="Normal"><text:tab/>return</text:p>
      <text:p text:style-name="Normal"><text:tab/></text:p>
      <text:p text:style-name="Normal"/>
      <text:p text:style-name="Normal">TAP_1<text:tab/></text:p>
      <text:p text:style-name="Normal"><text:tab/>;Multiply: x (k-1) * 0.5 (Q2 scaled is x2)</text:p>
      <text:p text:style-name="Normal"><text:tab/>movf<text:tab/>x_k1_lower,w<text:tab/><text:tab/><text:tab/>;Load Lower byte of x(k-1)</text:p>
      <text:p text:style-name="Normal"><text:tab/>movwf<text:tab/>temp_lower<text:tab/><text:tab/><text:tab/>;Store in temp_lower</text:p>
      <text:p text:style-name="Normal"><text:tab/>movf<text:tab/>x_k1_upper,w<text:tab/><text:tab/><text:tab/>;Load Upper byte of x(k-1)</text:p>
      <text:p text:style-name="Normal"><text:tab/>movwf<text:tab/>temp_upper<text:tab/><text:tab/><text:tab/>;Store in temp_upper</text:p>
      <text:p text:style-name="Normal"><text:tab/></text:p>
      <text:p text:style-name="Normal"><text:tab/>;Multiply x2</text:p>
      <text:p text:style-name="Normal"><text:tab/>SHIFT_LEFT_16 <text:s text:c="1"/>temp_lower, temp_upper</text:p>
      <text:p text:style-name="Normal"><text:tab/></text:p>
      <text:p text:style-name="Normal"><text:tab/>;Add x(k-1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<text:tab/></text:p>
      <text:p text:style-name="Normal"><text:tab/></text:p>
      <text:p text:style-name="Normal">TAP_2</text:p>
      <text:p text:style-name="Normal"><text:tab/>;Multiply: x(k-2) * 1.5 (Q2 scaled is x6)</text:p>
      <text:p text:style-name="Normal"><text:tab/>movf<text:tab/>x_k2_lower,w<text:tab/><text:tab/><text:tab/>;Load lower byte of x(k-2)</text:p>
      <text:p text:style-name="Normal"><text:tab/>movwf<text:tab/>temp_lower<text:tab/><text:tab/><text:tab/>;Store in temp_lower</text:p>
      <text:p text:style-name="Normal"><text:tab/>movf<text:tab/>x_k2_upper,w<text:tab/><text:tab/><text:tab/>;Load upper byte of x(k-2)</text:p>
      <text:p text:style-name="Normal"><text:tab/>movwf<text:tab/>temp_upper<text:tab/><text:tab/><text:tab/>;Store in temp_upper</text:p>
      <text:p text:style-name="Normal"><text:tab/></text:p>
      <text:p text:style-name="Normal"><text:tab/>movf<text:tab/>x_k2_lower,w<text:tab/><text:tab/><text:tab/>;Load lower byte of x(k-2)</text:p>
      <text:p text:style-name="Normal"><text:tab/>movwf<text:tab/>temp2_lower<text:tab/><text:tab/><text:tab/>;Store in temp2_lower</text:p>
      <text:p text:style-name="Normal"><text:tab/>movf<text:tab/>x_k2_upper,w<text:tab/><text:tab/><text:tab/>;Load upper byte of x(k-2)</text:p>
      <text:p text:style-name="Normal"><text:tab/>movwf<text:tab/>temp2_upper<text:tab/><text:tab/><text:tab/>;Store in temp2_upper</text:p>
      <text:p text:style-name="Normal"><text:tab/></text:p>
      <text:p text:style-name="Normal"><text:tab/>;Multiply x4</text:p>
      <text:p text:style-name="Normal"><text:tab/>SHIFT_LEFT_16 <text:s text:c="1"/>temp_lower, temp_upper<text:tab/>;Shift 1 (x2)</text:p>
      <text:p text:style-name="Normal"><text:tab/>SHIFT_LEFT_16 <text:s text:c="1"/>temp_lower, temp_upper<text:tab/>;Shift 2 (x2)</text:p>
      <text:p text:style-name="Normal"><text:tab/></text:p>
      <text:p text:style-name="Normal"><text:tab/>;Multiply x2</text:p>
      <text:p text:style-name="Normal"><text:tab/>SHIFT_LEFT_16 <text:s text:c="1"/>temp2_lower, temp2_upper<text:tab/>;Shift 1 (x2)</text:p>
      <text:p text:style-name="Normal"><text:tab/></text:p>
      <text:p text:style-name="Normal"><text:tab/>;Addition of x4 and x2 values for x6</text:p>
      <text:p text:style-name="Normal"><text:tab/>bcf<text:tab/>STATUS, C<text:tab/><text:tab/><text:tab/>;Clear Carry Flag</text:p>
      <text:p text:style-name="Normal"><text:tab/>movf<text:tab/>temp2_lower,w<text:tab/><text:tab/><text:tab/>;Load x2 value lower byte</text:p>
      <text:p text:style-name="Normal"><text:tab/>addwf<text:tab/>temp_lower,f<text:tab/><text:tab/><text:tab/>;Add <text:s text:c="1"/>x2 and x4 lower byte values</text:p>
      <text:p text:style-name="Normal"><text:tab/>btfsc<text:tab/>STATUS,C<text:tab/><text:tab/><text:tab/>;If carry flag set, increment upper byte</text:p>
      <text:p text:style-name="Normal"><text:tab/>incf<text:tab/>temp_upper,f</text:p>
      <text:p text:style-name="Normal"><text:tab/></text:p>
      <text:p text:style-name="Normal"><text:tab/>movf<text:tab/>temp2_upper,w<text:tab/><text:tab/><text:tab/>;Load x2 value upper byte</text:p>
      <text:p text:style-name="Normal"><text:tab/>addwf<text:tab/>temp_upper,f<text:tab/><text:tab/><text:tab/>;Add x2 and x4 upper byte values</text:p>
      <text:p text:style-name="Normal"><text:tab/></text:p>
      <text:p text:style-name="Normal"><text:tab/>;Add x(k-2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<text:tab/></text:p>
      <text:p text:style-name="Normal">TAP_3</text:p>
      <text:p text:style-name="Normal"><text:tab/>;Multiply: x(k-3) * 4 (Q2 scaled is x16)</text:p>
      <text:p text:style-name="Normal"><text:tab/>movf<text:tab/>x_k3_lower,w<text:tab/><text:tab/><text:tab/> ;Load Lower byte of x(k-3)</text:p>
      <text:p text:style-name="Normal"><text:tab/>movwf<text:tab/>temp_lower<text:tab/><text:tab/><text:tab/> ;Store in temp_lower</text:p>
      <text:p text:style-name="Normal"><text:tab/>movf<text:tab/>x_k3_upper,w<text:tab/><text:tab/><text:tab/> ;Load Upper byte of x(k-3)</text:p>
      <text:p text:style-name="Normal"><text:tab/>movwf<text:tab/>temp_upper<text:tab/><text:tab/><text:tab/> ;Store in temp_upper</text:p>
      <text:p text:style-name="Normal"><text:tab/></text:p>
      <text:p text:style-name="Normal"><text:tab/>;Multiply x16</text:p>
      <text:p text:style-name="Normal"><text:tab/>SHIFT_LEFT_16 <text:s text:c="1"/>temp_lower, temp_upper<text:tab/> ;Shift 1 (x2)</text:p>
      <text:p text:style-name="Normal"><text:tab/>SHIFT_LEFT_16 <text:s text:c="1"/>temp_lower, temp_upper<text:tab/> ;Shift 2 (x2)</text:p>
      <text:p text:style-name="Normal"><text:tab/>SHIFT_LEFT_16 <text:s text:c="1"/>temp_lower, temp_upper<text:tab/> ;Shift 3 (x2)</text:p>
      <text:p text:style-name="Normal"><text:tab/>SHIFT_LEFT_16 <text:s text:c="1"/>temp_lower, temp_upper<text:tab/> ;Shift 4 (x2) </text:p>
      <text:p text:style-name="Normal"><text:tab/></text:p>
      <text:p text:style-name="Normal"><text:tab/>;Add x(k-3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<text:tab/></text:p>
      <text:p text:style-name="Normal"><text:tab/></text:p>
      <text:p text:style-name="Normal">TAP_4</text:p>
      <text:p text:style-name="Normal"><text:tab/>;Multiply: x(k-4) * 4 (Q2 scaled is x16)</text:p>
      <text:p text:style-name="Normal"><text:tab/>movf<text:tab/>x_k4_lower,w<text:tab/><text:tab/><text:tab/>;Load Lower byte of x(k-4)</text:p>
      <text:p text:style-name="Normal"><text:tab/>movwf<text:tab/>temp_lower<text:tab/><text:tab/><text:tab/>;Store in temp_lower</text:p>
      <text:p text:style-name="Normal"><text:tab/>movf<text:tab/>x_k4_upper,w<text:tab/><text:tab/><text:tab/>;Load Upper byte of x(k-4)</text:p>
      <text:p text:style-name="Normal"><text:tab/>movwf<text:tab/>temp_upper<text:tab/><text:tab/><text:tab/>;Store in temp_upper</text:p>
      <text:p text:style-name="Normal"><text:tab/></text:p>
      <text:p text:style-name="Normal"><text:tab/>;Multiply x16</text:p>
      <text:p text:style-name="Normal"><text:tab/>SHIFT_LEFT_16 <text:s text:c="1"/>temp_lower, temp_upper<text:tab/>;Shift 1 (x2)</text:p>
      <text:p text:style-name="Normal"><text:tab/>SHIFT_LEFT_16 <text:s text:c="1"/>temp_lower, temp_upper<text:tab/>;Shift 2 (x2)</text:p>
      <text:p text:style-name="Normal"><text:tab/>SHIFT_LEFT_16 <text:s text:c="1"/>temp_lower, temp_upper<text:tab/>;Shift 3 (x2)</text:p>
      <text:p text:style-name="Normal"><text:tab/>SHIFT_LEFT_16 <text:s text:c="1"/>temp_lower, temp_upper<text:tab/>;Shift 4 (x2)</text:p>
      <text:p text:style-name="Normal"><text:tab/></text:p>
      <text:p text:style-name="Normal"><text:tab/>;Add x(k-4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<text:tab/></text:p>
      <text:p text:style-name="Normal"><text:tab/></text:p>
      <text:p text:style-name="Normal">TAP_5</text:p>
      <text:p text:style-name="Normal"><text:tab/>;Multiply: x(k-5) * 1.5 (Q2 scaled is x6)</text:p>
      <text:p text:style-name="Normal"><text:tab/>movf<text:tab/>x_k5_lower,w<text:tab/><text:tab/><text:tab/>;Load lower byte of x(k-5)</text:p>
      <text:p text:style-name="Normal"><text:tab/>movwf<text:tab/>temp_lower<text:tab/><text:tab/><text:tab/>;Store in temp_lower</text:p>
      <text:p text:style-name="Normal"><text:tab/>movf<text:tab/>x_k5_upper,w<text:tab/>   <text:tab/><text:tab/>;Load upper byte of x(k-5)</text:p>
      <text:p text:style-name="Normal"><text:tab/>movwf<text:tab/>temp_upper<text:tab/><text:tab/><text:tab/>;Store in temp_upper</text:p>
      <text:p text:style-name="Normal"/>
      <text:p text:style-name="Normal"><text:tab/>movf<text:tab/>x_k5_lower,w<text:tab/><text:tab/><text:tab/>;Load lower byte of x(k-5)</text:p>
      <text:p text:style-name="Normal"><text:tab/>movwf<text:tab/>temp2_lower<text:tab/><text:tab/><text:tab/>;Store in temp2_lower</text:p>
      <text:p text:style-name="Normal"><text:tab/>movf<text:tab/>x_k5_upper,w<text:tab/>   <text:tab/><text:tab/>;Load upper byte of x(k-5)</text:p>
      <text:p text:style-name="Normal"><text:tab/>movwf<text:tab/>temp2_upper<text:tab/><text:tab/><text:tab/>;Store in temp2_upper</text:p>
      <text:p text:style-name="Normal"><text:tab/></text:p>
      <text:p text:style-name="Normal"><text:tab/>;Multiply x4</text:p>
      <text:p text:style-name="Normal"><text:tab/>SHIFT_LEFT_16 <text:s text:c="1"/>temp_lower, temp_upper<text:tab/>;Shift 1 (x2)</text:p>
      <text:p text:style-name="Normal"><text:tab/>SHIFT_LEFT_16 <text:s text:c="1"/>temp_lower, temp_upper<text:tab/>;Shift 2 (x2)</text:p>
      <text:p text:style-name="Normal"><text:tab/></text:p>
      <text:p text:style-name="Normal"><text:tab/>;Multiply x2</text:p>
      <text:p text:style-name="Normal"><text:tab/>SHIFT_LEFT_16 <text:s text:c="1"/>temp2_lower, temp2_upper<text:tab/>;Shift 1 (x2)</text:p>
      <text:p text:style-name="Normal"><text:tab/></text:p>
      <text:p text:style-name="Normal"><text:tab/>;Addition of x4 and x2 values for x6</text:p>
      <text:p text:style-name="Normal"><text:tab/>bcf<text:tab/>STATUS, C<text:tab/><text:tab/><text:tab/>;Clear Carry Flag</text:p>
      <text:p text:style-name="Normal"><text:tab/>movf<text:tab/>temp2_lower,w<text:tab/><text:tab/><text:tab/>;Load x2 value lower byte</text:p>
      <text:p text:style-name="Normal"><text:tab/>addwf<text:tab/>temp_lower,f<text:tab/><text:tab/><text:tab/>;Add <text:s text:c="1"/>x2 and x4 lower byte values</text:p>
      <text:p text:style-name="Normal"><text:tab/>btfsc<text:tab/>STATUS,C<text:tab/><text:tab/><text:tab/>;If carry flag set, increment upper byte</text:p>
      <text:p text:style-name="Normal"><text:tab/>incf<text:tab/>temp_upper,f</text:p>
      <text:p text:style-name="Normal"><text:tab/></text:p>
      <text:p text:style-name="Normal"><text:tab/>movf<text:tab/>temp2_upper,w<text:tab/><text:tab/><text:tab/>;Load x2 value upper byte</text:p>
      <text:p text:style-name="Normal"><text:tab/>addwf<text:tab/>temp_upper,f<text:tab/><text:tab/><text:tab/>;Add x2 and x4 upper byte values</text:p>
      <text:p text:style-name="Normal"><text:tab/></text:p>
      <text:p text:style-name="Normal"><text:tab/>;Add x(k-5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<text:tab/></text:p>
      <text:p text:style-name="Normal"/>
      <text:p text:style-name="Normal">TAP_6</text:p>
      <text:p text:style-name="Normal"><text:tab/>;Multiply: x(k-6) * 2 (Q2 scaled is x8)</text:p>
      <text:p text:style-name="Normal"><text:tab/>movf<text:tab/>x_k6_lower,w<text:tab/><text:tab/><text:tab/>;Load Lower byte of x(k-6)</text:p>
      <text:p text:style-name="Normal"><text:tab/>movwf<text:tab/>temp_lower<text:tab/><text:tab/><text:tab/>;Store in temp_lower</text:p>
      <text:p text:style-name="Normal"><text:tab/>movf<text:tab/>x_k6_upper,w<text:tab/><text:tab/><text:tab/>;Load Upper byte of x(k-6)</text:p>
      <text:p text:style-name="Normal"><text:tab/>movwf<text:tab/>temp_upper<text:tab/><text:tab/><text:tab/>;Store in temp_upper</text:p>
      <text:p text:style-name="Normal"><text:tab/></text:p>
      <text:p text:style-name="Normal"><text:tab/>;Multiply x8</text:p>
      <text:p text:style-name="Normal"><text:tab/>SHIFT_LEFT_16 <text:s text:c="1"/>temp_lower, temp_upper<text:tab/>;Shift 1 (x2)</text:p>
      <text:p text:style-name="Normal"><text:tab/>SHIFT_LEFT_16 <text:s text:c="1"/>temp_lower, temp_upper<text:tab/>;Shift 2 (x2)</text:p>
      <text:p text:style-name="Normal"><text:tab/>SHIFT_LEFT_16 <text:s text:c="1"/>temp_lower, temp_upper<text:tab/>;Shift 3 (x2)</text:p>
      <text:p text:style-name="Normal"><text:tab/></text:p>
      <text:p text:style-name="Normal"><text:tab/>;Add x(k-6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<text:tab/></text:p>
      <text:p text:style-name="Normal"><text:tab/></text:p>
      <text:p text:style-name="Normal">TAP_7</text:p>
      <text:p text:style-name="Normal"><text:tab/>;Multiply: x(k-7) * (-0.25) (Q2 scaled is x-1)</text:p>
      <text:p text:style-name="Normal"><text:tab/>movf<text:tab/>x_k7_lower,w<text:tab/><text:tab/><text:tab/>;Load Lower byte of x(k-7)</text:p>
      <text:p text:style-name="Normal"><text:tab/>movwf<text:tab/>temp_lower<text:tab/><text:tab/><text:tab/>;Store in temp_lower</text:p>
      <text:p text:style-name="Normal"><text:tab/>movf<text:tab/>x_k7_upper,w<text:tab/><text:tab/><text:tab/>;Load Upper byte of x(k-7)</text:p>
      <text:p text:style-name="Normal"><text:tab/>movwf<text:tab/>temp_upper<text:tab/><text:tab/><text:tab/>;Store in temp_upper</text:p>
      <text:p text:style-name="Normal"><text:tab/></text:p>
      <text:p text:style-name="Normal"><text:tab/>;Twos Complement of x(k-7)</text:p>
      <text:p text:style-name="Normal"><text:tab/>TWOS_COMPLEMENT_16 <text:s text:c="1"/>temp_lower, temp_upper<text:tab/><text:tab/><text:tab/></text:p>
      <text:p text:style-name="Normal"><text:tab/></text:p>
      <text:p text:style-name="Normal"><text:tab/>;Add -x(k-7) Accumulator</text:p>
      <text:p text:style-name="Normal"><text:tab/>ADD_ACCUM</text:p>
      <text:p text:style-name="Normal"><text:tab/></text:p>
      <text:p text:style-name="Normal"><text:tab/>;Check Arithmetic overflow after accumulation</text:p>
      <text:p text:style-name="Normal"><text:tab/>call<text:tab/>OVERFLOW<text:tab/>   <text:tab/><text:tab/><text:tab/> <text:s text:c="1"/></text:p>
      <text:p text:style-name="Normal"><text:tab/>return</text:p>
      <text:p text:style-name="Normal">END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